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9b2ba" officeooo:paragraph-rsid="0039b2b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39b2ba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2f02f7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officeooo:rsid="003b4ffc" officeooo:paragraph-rsid="003d3ada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normal" officeooo:rsid="003dfa85" officeooo:paragraph-rsid="003dfa8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2b42" officeooo:paragraph-rsid="003dfa85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4pt" fo:font-weight="bold" officeooo:rsid="002f02f7" officeooo:paragraph-rsid="002f02f7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Liberation Serif" fo:font-size="14pt" fo:font-weight="bold" officeooo:rsid="0008fd97" officeooo:paragraph-rsid="00345df9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Liberation Serif" fo:font-size="14pt" fo:font-weight="bold" officeooo:rsid="0008fd97" officeooo:paragraph-rsid="003d3ada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37ffb4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08fd97" officeooo:paragraph-rsid="00345df9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3d3ada" officeooo:paragraph-rsid="003d3ada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3b4ffc" officeooo:paragraph-rsid="003d3ada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417a43" officeooo:paragraph-rsid="00417a4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2b42" officeooo:paragraph-rsid="001ddd32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2b42" officeooo:paragraph-rsid="003dfa85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08fd97" officeooo:paragraph-rsid="003d3ada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fo:font-size="12pt" fo:letter-spacing="normal" fo:font-weight="normal" officeooo:rsid="00107fad" officeooo:paragraph-rsid="003dfa85" style:font-size-asian="12pt" style:font-weight-asian="normal" style:font-name-complex="Courier New1" style:font-size-complex="12pt" style:font-weight-complex="normal"/>
    </style:style>
    <style:style style:name="P20" style:family="paragraph" style:parent-style-name="Standard">
      <style:text-properties style:font-name="Courier New" fo:font-size="12pt" fo:font-weight="normal" officeooo:rsid="0008fd97" officeooo:paragraph-rsid="00345df9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Courier New" fo:font-size="12pt" fo:font-weight="normal" officeooo:rsid="0008fd97" officeooo:paragraph-rsid="00417a43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Courier New" fo:font-size="12pt" fo:font-weight="normal" officeooo:rsid="003d3ada" officeooo:paragraph-rsid="00417a43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3d3ada" officeooo:paragraph-rsid="00417a43" style:font-size-asian="12pt" style:font-weight-asian="normal" style:font-size-complex="12pt" style:font-weight-complex="normal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9b2ba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f15d1" style:font-style-asian="normal" style:font-style-complex="normal"/>
    </style:style>
    <style:style style:name="T5" style:family="text">
      <style:text-properties fo:font-style="normal" officeooo:rsid="00840c47" style:font-style-asian="normal" style:font-style-complex="normal"/>
    </style:style>
    <style:style style:name="T6" style:family="text">
      <style:text-properties officeooo:rsid="003d3ada"/>
    </style:style>
    <style:style style:name="T7" style:family="text">
      <style:text-properties officeooo:rsid="00417a43"/>
    </style:style>
    <style:style style:name="T8" style:family="text">
      <style:text-properties style:font-size-asian="10.5pt"/>
    </style:style>
    <style:style style:name="T9" style:family="text">
      <style:text-properties officeooo:rsid="00417a43" style:font-size-asian="10.5pt"/>
    </style:style>
    <style:style style:name="T10" style:family="text">
      <style:text-properties officeooo:rsid="0042679e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ufgabe <text:span text:style-name="T6">1</text:span></text:p>
      <text:p text:style-name="P12"/>
      <text:p text:style-name="P12"><text:span text:style-name="T10">E codiert durch Y (die restlichen Buchstaben ergeben sich dann einfach)</text:span></text:p>
      <text:p text:style-name="P12"/>
      <text:p text:style-name="P20">FRUEHER, DA ICH UNERFAHREN</text:p>
      <text:p text:style-name="P20">UND BESCHEIDNER WAR ALS HEUTE,</text:p>
      <text:p text:style-name="P21">HATTEN MEINE HOECHSTE ACHTUNG </text:p>
      <text:p text:style-name="P21">ANDRE LEUTE.</text:p>
      <text:p text:style-name="P20">SPAETER TRAF ICH AUF DER WEIDE</text:p>
      <text:p text:style-name="P20">AUSSER MIR NOCH MEHR KAELBER</text:p>
      <text:p text:style-name="P20">UND NUN SCHAETZ ICH, SOZUSAGEN,</text:p>
      <text:p text:style-name="P20">ERST MICH SELBER.</text:p>
      <text:p text:style-name="P23"/>
      <text:p text:style-name="P23">(<text:span text:style-name="T7">Wilhelm Busch</text:span>)</text:p>
      <text:p text:style-name="P18"/>
      <text:p text:style-name="P18"/>
      <text:p text:style-name="P10">Aufgabe <text:span text:style-name="T6">2</text:span></text:p>
      <text:p text:style-name="P13"/>
      <text:p text:style-name="P22">WER DAS WISSEN TRAEGT, DER DARF NICHT KAEMPFEN,</text:p>
      <text:p text:style-name="P22">NOCH DIE WAHRHEIT SAGEN, NOCH EINEN DIENST ERWEISEN,</text:p>
      <text:p text:style-name="P22">NOCH NICHT ESSEN, NOCH DIE EHRUNGEN AUSSCHLAGEN,</text:p>
      <text:p text:style-name="P22">NOCH KENNTLICH SEIN. </text:p>
      <text:p text:style-name="P22">WER DAS WISSEN TRAEGT, HAT VON ALLEN TUGENDEN NUR EINE: </text:p>
      <text:p text:style-name="P22">DASS ER DAS WISSEN TRAEGT, SAGTE HERR KEUNER. <text:s text:c="2"/></text:p>
      <text:p text:style-name="P23"/>
      <text:p text:style-name="P23">(<text:span text:style-name="T7">Bertold Brecht; </text:span>im Geheimtext ohne Satzzeichen)<text:line-break/><text:line-break/><text:span text:style-name="T7">Es helfen kurze, sich wiederholende Wörter wie der, die, das, nicht usw.<text:line-break/>Damit kann man außer E schnell weitere Buchstabencodes erraten.</text:span></text:p>
      <text:p text:style-name="P5"/>
      <text:p text:style-name="P5"/>
      <text:p text:style-name="P8">Aufgabe <text:span text:style-name="T6">3</text:span></text:p>
      <text:p text:style-name="P6"/>
      <text:list xml:id="list633961301" text:style-name="L1">
        <text:list-item>
          <text:p text:style-name="P19"><text:span text:style-name="T8">MORGEN UM NEUN <text:s/></text:span><text:span text:style-name="T9">(Code: Schriftart Wingdings)</text:span><text:span text:style-name="T8"><text:line-break/></text:span><text:span text:style-name="T9">Der Text ist zu kurz, um die Häufigkeitsanalyse anzuwenden.</text:span></text:p>
        </text:list-item>
      </text:list>
      <text:p text:style-name="P4"/>
      <text:list xml:id="list1038538179779" text:continue-numbering="true" text:style-name="L1">
        <text:list-item>
          <text:p text:style-name="P15">(gleicher Text wie Aufgabe 2, ohne die letzten beiden Zeilen)<text:line-break/>Es gibt 99 Codes statt nur 26, und es sind keine häufiger als andere vorhanden.<text:line-break/><text:line-break/>Grund: es werden „Homophone“ verwendet, also mehrere Codes für <text:span text:style-name="T10">einzelne</text:span> Buchstaben.<text:line-break/>Für häufige Buchstaben wie E werden mehr Codes verwendet als für weniger häufige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<draw:frame text:anchor-type="paragraph" draw:z-index="0" draw:name="Form1" draw:style-name="gr1" draw:text-style-name="P24" svg:width="1.795cm" svg:height="0.63cm" svg:x="15.161cm" svg:y="0.409cm"><draw:image xlink:href="Pictures/10000000000000580000001F196641809BB809C4.png" xlink:type="simple" xlink:show="embed" xlink:actuate="onLoad" loext:mime-type="image/png"><text:p/></draw:image></draw:frame></text:p>
      <text:p text:style-name="P11"><text:span text:style-name="T2">Autor: </text:span><text:span text:style-name="T3">Christian Pothmann – </text:span><text:a xlink:type="simple" xlink:href="https://cpothmann.de/" text:style-name="Internet_20_link" text:visited-style-name="Visited_20_Internet_20_Link"><text:span text:style-name="T3">c</text:span></text:a><text:a xlink:type="simple" xlink:href="https://cpothmann.de/" text:style-name="Internet_20_link" text:visited-style-name="Visited_20_Internet_20_Link"><text:span text:style-name="T5">pothmann.de</text:span></text:a><text:span text:style-name="T5">, f</text:span><text:span text:style-name="T3">reigegeben unter </text:span><text:a xlink:type="simple" xlink:href="https://creativecommons.org/licenses/by-nc-sa/4.0/" text:style-name="Internet_20_link" text:visited-style-name="Visited_20_Internet_20_Link"><text:span text:style-name="T3">CC BY-NC-SA 4.0</text:span></text:a><text:span text:style-name="T3">, </text:span><text:span text:style-name="T4">Januar 20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fo:font-size="10pt" fo:language="de" fo:country="DE" style:font-name-asian="Wingdings" style:font-family-asian="Wingdings" style:font-family-generic-asian="system" style:font-pitch-asian="variable" style:font-size-asian="10pt" style:language-asian="de" style:country-asian="DE" style:font-name-complex="Times New Roman1" style:font-family-complex="'Times New Roman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6.902cm" style:rel-column-width="26607*"/>
    </style:style>
    <style:style style:name="Tabelle1.B" style:family="table-column">
      <style:table-column-properties style:column-width="3.094cm" style:rel-column-width="11926*"/>
    </style:style>
    <style:style style:name="Tabelle1.C" style:family="table-column">
      <style:table-column-properties style:column-width="7.004cm" style:rel-column-width="27002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9b2ba" officeooo:paragraph-rsid="0039b2b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39b2ba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417a43"/>
    </style:style>
    <style:style style:name="MT2" style:family="text">
      <style:text-properties officeooo:rsid="0039b2ba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Häufigkeitsanalyse – <text:span text:style-name="MT1">Lösung</text:span>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2">Kryptographie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1-09T00:10:36.574000000</dc:date>
    <meta:editing-duration>PT14H14M47S</meta:editing-duration>
    <meta:editing-cycles>34</meta:editing-cycles>
    <meta:generator>LibreOffice/6.2.5.2$Windows_X86_64 LibreOffice_project/1ec314fa52f458adc18c4f025c545a4e8b22c159</meta:generator>
    <meta:document-statistic meta:table-count="1" meta:image-count="0" meta:object-count="0" meta:page-count="1" meta:paragraph-count="25" meta:word-count="205" meta:character-count="1332" meta:non-whitespace-character-count="1142"/>
  </office:meta>
</office:document-meta>
</file>